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1"/>
        <table:table-column table:style-name="co1" table:default-cell-style-name="ce1"/>
        <table:table-column table:style-name="co4" table:number-columns-repeated="4" table:default-cell-style-name="ce1"/>
        <table:table-column table:style-name="co5" table:default-cell-style-name="ce1"/>
        <table:table-row table:style-name="ro1">
          <table:table-cell/>
          <table:table-cell office:value-type="string" calcext:value-type="string" table:number-columns-spanned="1" table:number-rows-spanned="2">
            <text:p>dgemm_def</text:p>
          </table:table-cell>
          <table:table-cell table:style-name="ce2" office:value-type="string" calcext:value-type="string" table:number-columns-spanned="1" table:number-rows-spanned="2">
            <text:p>dgemm_interchange</text:p>
          </table:table-cell>
          <table:table-cell table:style-name="ce2" office:value-type="string" calcext:value-type="string" table:number-columns-spanned="5" table:number-rows-spanned="1">
            <text:p>dgemm_block</text:p>
          </table:table-cell>
          <table:covered-table-cell table:number-columns-repeated="4" table:style-name="Default"/>
          <table:table-cell table:style-name="ce2" office:value-type="string" calcext:value-type="string" table:number-columns-spanned="1" table:number-rows-spanned="2">
            <text:p>dgemm_unroll</text:p>
          </table:table-cell>
        </table:table-row>
        <table:table-row table:style-name="ro1">
          <table:table-cell/>
          <table:covered-table-cell table:style-name="ce1"/>
          <table:covered-table-cell/>
          <table:table-cell office:value-type="string" calcext:value-type="string">
            <text:p>Bs = 4</text:p>
          </table:table-cell>
          <table:table-cell office:value-type="string" calcext:value-type="string">
            <text:p>Bs = 8</text:p>
          </table:table-cell>
          <table:table-cell office:value-type="string" calcext:value-type="string">
            <text:p>Bs = 16</text:p>
          </table:table-cell>
          <table:table-cell office:value-type="string" calcext:value-type="string">
            <text:p>Bs = 32</text:p>
          </table:table-cell>
          <table:table-cell office:value-type="string" calcext:value-type="string">
            <text:p>Bs = 64</text:p>
          </table:table-cell>
          <table:covered-table-cell table:style-name="Default"/>
        </table:table-row>
        <table:table-row table:style-name="ro1">
          <table:table-cell table:style-name="ce1" office:value-type="string" calcext:value-type="string">
            <text:p>time, sec</text:p>
          </table:table-cell>
          <table:table-cell office:value-type="float" office:value="12.183312" calcext:value-type="float">
            <text:p>12,183312</text:p>
          </table:table-cell>
          <table:table-cell office:value-type="float" office:value="2.962512" calcext:value-type="float">
            <text:p>2,962512</text:p>
          </table:table-cell>
          <table:table-cell office:value-type="float" office:value="6.8393" calcext:value-type="float">
            <text:p>6,8393</text:p>
          </table:table-cell>
          <table:table-cell office:value-type="float" office:value="5.696588" calcext:value-type="float">
            <text:p>5,696588</text:p>
          </table:table-cell>
          <table:table-cell office:value-type="float" office:value="5.301924" calcext:value-type="float">
            <text:p>5,301924</text:p>
          </table:table-cell>
          <table:table-cell office:value-type="float" office:value="5.740817" calcext:value-type="float">
            <text:p>5,740817</text:p>
          </table:table-cell>
          <table:table-cell office:value-type="float" office:value="6.89588" calcext:value-type="float">
            <text:p>6,89588</text:p>
          </table:table-cell>
          <table:table-cell office:value-type="float" office:value="0.073656" calcext:value-type="float">
            <text:p>0,073656</text:p>
          </table:table-cell>
        </table:table-row>
        <table:table-row table:style-name="ro1">
          <table:table-cell table:style-name="ce1" office:value-type="string" calcext:value-type="string">
            <text:p>Cache-misses</text:p>
          </table:table-cell>
          <table:table-cell table:style-name="ce1" office:value-type="float" office:value="2612092644" calcext:value-type="float">
            <text:p>2612092644</text:p>
          </table:table-cell>
          <table:table-cell office:value-type="float" office:value="212312331" calcext:value-type="float">
            <text:p>212312331</text:p>
          </table:table-cell>
          <table:table-cell office:value-type="float" office:value="227696450" calcext:value-type="float">
            <text:p>227696450</text:p>
          </table:table-cell>
          <table:table-cell office:value-type="float" office:value="133074729" calcext:value-type="float">
            <text:p>133074729</text:p>
          </table:table-cell>
          <table:table-cell office:value-type="float" office:value="180221894" calcext:value-type="float">
            <text:p>180221894</text:p>
          </table:table-cell>
          <table:table-cell office:value-type="float" office:value="90730354" calcext:value-type="float">
            <text:p>90730354</text:p>
          </table:table-cell>
          <table:table-cell office:value-type="float" office:value="12625232" calcext:value-type="float">
            <text:p>12625232</text:p>
          </table:table-cell>
          <table:table-cell office:value-type="float" office:value="27551" calcext:value-type="float">
            <text:p>275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2T13:13:55.064372250</dc:date>
    <meta:editing-duration>PT29M9S</meta:editing-duration>
    <meta:editing-cycles>7</meta:editing-cycles>
    <meta:generator>LibreOffice/6.4.7.2$Linux_X86_64 LibreOffice_project/40$Build-2</meta:generator>
    <meta:document-statistic meta:table-count="1" meta:cell-count="27" meta:object-count="0"/>
  </office:meta>
</office:document-meta>
</file>